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 bright
red color, I can feel the creativity surging inside
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If you press the arrow keys on the status screen,
you can switch which character is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